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Table2" style:family="table">
      <style:table-properties style:width="3.7424in" table:align="left"/>
    </style:style>
    <style:style style:name="Table2.A" style:family="table-column">
      <style:table-column-properties style:column-width="1.8111in"/>
    </style:style>
    <style:style style:name="Table2.B" style:family="table-column">
      <style:table-column-properties style:column-width="1.931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2653in" table:align="left"/>
    </style:style>
    <style:style style:name="Table1.A" style:family="table-column">
      <style:table-column-properties style:column-width="2.4813in"/>
    </style:style>
    <style:style style:name="Table1.B" style:family="table-column">
      <style:table-column-properties style:column-width="4.78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2653in" table:align="left"/>
    </style:style>
    <style:style style:name="Table3.A" style:family="table-column">
      <style:table-column-properties style:column-width="2.05in"/>
    </style:style>
    <style:style style:name="Table3.B" style:family="table-column">
      <style:table-column-properties style:column-width="5.215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4e67" officeooo:paragraph-rsid="001a4e67"/>
    </style:style>
    <style:style style:name="P2" style:family="paragraph" style:parent-style-name="Standard">
      <style:text-properties style:font-name="Courier New" officeooo:rsid="001a5d79" officeooo:paragraph-rsid="001dbd6c"/>
    </style:style>
    <style:style style:name="P3" style:family="paragraph" style:parent-style-name="Standard">
      <style:text-properties style:font-name="Courier New" officeooo:rsid="001ab901" officeooo:paragraph-rsid="001ab901"/>
    </style:style>
    <style:style style:name="P4" style:family="paragraph" style:parent-style-name="Standard">
      <style:text-properties style:font-name="Courier New" officeooo:rsid="001ab901" officeooo:paragraph-rsid="002467e7"/>
    </style:style>
    <style:style style:name="P5" style:family="paragraph" style:parent-style-name="Standard">
      <style:text-properties style:font-name="Courier New" officeooo:rsid="0022d630" officeooo:paragraph-rsid="0022d630"/>
    </style:style>
    <style:style style:name="P6" style:family="paragraph" style:parent-style-name="Standard">
      <style:text-properties style:font-name="Courier New" officeooo:rsid="001a4e67" officeooo:paragraph-rsid="002467e7"/>
    </style:style>
    <style:style style:name="P7" style:family="paragraph" style:parent-style-name="Standard">
      <style:text-properties style:font-name="Courier New" style:text-underline-style="none" officeooo:rsid="001a4e67" officeooo:paragraph-rsid="002467e7"/>
    </style:style>
    <style:style style:name="P8" style:family="paragraph" style:parent-style-name="Standard">
      <style:text-properties officeooo:rsid="001a5d79" officeooo:paragraph-rsid="001a5d79"/>
    </style:style>
    <style:style style:name="P9" style:family="paragraph" style:parent-style-name="Standard">
      <style:text-properties officeooo:rsid="001a5d79" officeooo:paragraph-rsid="001be1d5"/>
    </style:style>
    <style:style style:name="P10" style:family="paragraph" style:parent-style-name="Standard">
      <style:text-properties officeooo:rsid="001a64da" officeooo:paragraph-rsid="001a64da"/>
    </style:style>
    <style:style style:name="P11" style:family="paragraph" style:parent-style-name="Standard">
      <style:text-properties style:text-underline-style="none" officeooo:rsid="001a4e67" officeooo:paragraph-rsid="001a4e67"/>
    </style:style>
    <style:style style:name="P12" style:family="paragraph" style:parent-style-name="Standard">
      <style:text-properties style:text-underline-style="none" officeooo:rsid="0022d630" officeooo:paragraph-rsid="0022d630"/>
    </style:style>
    <style:style style:name="P13" style:family="paragraph" style:parent-style-name="Standard">
      <style:text-properties fo:font-style="normal" style:text-underline-style="none" officeooo:rsid="001a4e67" officeooo:paragraph-rsid="001a4e67" style:font-style-asian="normal" style:font-style-complex="normal"/>
    </style:style>
    <style:style style:name="P14" style:family="paragraph" style:parent-style-name="Standard">
      <style:text-properties fo:font-style="normal" style:text-underline-style="none" officeooo:rsid="00211bd1" officeooo:paragraph-rsid="0022d630" style:font-style-asian="normal" style:font-style-complex="normal"/>
    </style:style>
    <style:style style:name="P15" style:family="paragraph" style:parent-style-name="Standard">
      <style:text-properties officeooo:rsid="001ab901" officeooo:paragraph-rsid="001ab901"/>
    </style:style>
    <style:style style:name="P16" style:family="paragraph" style:parent-style-name="Standard">
      <style:text-properties officeooo:rsid="001dbd6c" officeooo:paragraph-rsid="001dbd6c"/>
    </style:style>
    <style:style style:name="P17" style:family="paragraph" style:parent-style-name="Standard">
      <style:text-properties officeooo:rsid="0022d630" officeooo:paragraph-rsid="0022d630"/>
    </style:style>
    <style:style style:name="P18" style:family="paragraph" style:parent-style-name="Standard">
      <style:text-properties officeooo:rsid="00211bd1" officeooo:paragraph-rsid="0022d630"/>
    </style:style>
    <style:style style:name="P19" style:family="paragraph" style:parent-style-name="Code">
      <style:text-properties officeooo:paragraph-rsid="001a64da"/>
    </style:style>
    <style:style style:name="P20" style:family="paragraph" style:parent-style-name="Code">
      <style:text-properties officeooo:paragraph-rsid="0022d630"/>
    </style:style>
    <style:style style:name="P21" style:family="paragraph" style:parent-style-name="Standard">
      <style:paragraph-properties fo:margin-top="0in" fo:margin-bottom="0.1in" loext:contextual-spacing="false"/>
      <style:text-properties style:text-underline-style="none" officeooo:rsid="001a4e67" officeooo:paragraph-rsid="001a4e67"/>
    </style:style>
    <style:style style:name="P22" style:family="paragraph" style:parent-style-name="Standard">
      <style:paragraph-properties fo:margin-top="0in" fo:margin-bottom="0.1in" loext:contextual-spacing="false"/>
      <style:text-properties officeooo:rsid="001a5d79" officeooo:paragraph-rsid="001dbd6c"/>
    </style:style>
    <style:style style:name="P23" style:family="paragraph" style:parent-style-name="Standard">
      <style:paragraph-properties fo:margin-top="0in" fo:margin-bottom="0.1in" loext:contextual-spacing="false"/>
      <style:text-properties style:font-name="Courier New" officeooo:rsid="001a5d79" officeooo:paragraph-rsid="001dbd6c"/>
    </style:style>
    <style:style style:name="P24" style:family="paragraph" style:parent-style-name="Standard">
      <style:paragraph-properties fo:margin-top="0.1in" fo:margin-bottom="0.0402in" loext:contextual-spacing="false"/>
      <style:text-properties officeooo:rsid="001ab901" officeooo:paragraph-rsid="001ab901"/>
    </style:style>
    <style:style style:name="P25" style:family="paragraph" style:parent-style-name="Standard">
      <style:paragraph-properties fo:margin-top="0.0799in" fo:margin-bottom="0.1201in" loext:contextual-spacing="false"/>
      <style:text-properties officeooo:rsid="0022d630" officeooo:paragraph-rsid="0022d630"/>
    </style:style>
    <style:style style:name="P26" style:family="paragraph" style:parent-style-name="Standard">
      <style:paragraph-properties fo:margin-top="0.0598in" fo:margin-bottom="0in" loext:contextual-spacing="false"/>
      <style:text-properties officeooo:rsid="0022d630" officeooo:paragraph-rsid="0022d630"/>
    </style:style>
    <style:style style:name="P27" style:family="paragraph" style:parent-style-name="Standard">
      <style:paragraph-properties fo:margin-top="0.0598in" fo:margin-bottom="0in" loext:contextual-spacing="false"/>
      <style:text-properties officeooo:rsid="00211bd1" officeooo:paragraph-rsid="0022d630"/>
    </style:style>
    <style:style style:name="P28" style:family="paragraph" style:parent-style-name="Table_20_Contents">
      <style:paragraph-properties fo:margin-top="0.0598in" fo:margin-bottom="0in" loext:contextual-spacing="false"/>
      <style:text-properties officeooo:rsid="0022d630" officeooo:paragraph-rsid="0022d630"/>
    </style:style>
    <style:style style:name="P29" style:family="paragraph" style:parent-style-name="Standard">
      <style:paragraph-properties fo:margin-top="0in" fo:margin-bottom="0.0598in" loext:contextual-spacing="false"/>
      <style:text-properties officeooo:rsid="0022d630" officeooo:paragraph-rsid="0022d630"/>
    </style:style>
    <style:style style:name="P30" style:family="paragraph" style:parent-style-name="Standard">
      <style:paragraph-properties fo:margin-top="0.1in" fo:margin-bottom="0.0598in" loext:contextual-spacing="false"/>
      <style:text-properties officeooo:rsid="0022d630" officeooo:paragraph-rsid="0022d630"/>
    </style:style>
    <style:style style:name="P31" style:family="paragraph" style:parent-style-name="Standard" style:master-page-name="">
      <style:paragraph-properties fo:margin-top="0.1201in" fo:margin-bottom="0in" loext:contextual-spacing="false" style:page-number="auto"/>
      <style:text-properties officeooo:rsid="001ab901" officeooo:paragraph-rsid="0022d630"/>
    </style:style>
    <style:style style:name="P32" style:family="paragraph" style:parent-style-name="Table_20_Contents">
      <style:text-properties officeooo:rsid="0022d630" officeooo:paragraph-rsid="0022d630"/>
    </style:style>
    <style:style style:name="P33" style:family="paragraph" style:parent-style-name="Table_20_Contents">
      <style:paragraph-properties fo:text-align="center" style:justify-single-word="false"/>
      <style:text-properties style:font-name="Arial1" officeooo:rsid="0022d630" officeooo:paragraph-rsid="0022d630"/>
    </style:style>
    <style:style style:name="P34" style:family="paragraph" style:parent-style-name="Table_20_Contents">
      <style:paragraph-properties fo:text-align="center" style:justify-single-word="false"/>
      <style:text-properties style:font-name="Courier New" fo:font-weight="bold" officeooo:rsid="0022d630" officeooo:paragraph-rsid="0022d630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Courier New" fo:font-weight="normal" officeooo:rsid="0022d630" officeooo:paragraph-rsid="0022d630" style:font-weight-asian="normal" style:font-weight-complex="normal"/>
    </style:style>
    <style:style style:name="P36" style:family="paragraph" style:parent-style-name="Table_20_Contents">
      <style:paragraph-properties fo:margin-top="0.0402in" fo:margin-bottom="0.0402in" loext:contextual-spacing="false"/>
      <style:text-properties officeooo:rsid="0022040a" officeooo:paragraph-rsid="0022d630"/>
    </style:style>
    <style:style style:name="P37" style:family="paragraph" style:parent-style-name="Table_20_Contents">
      <style:paragraph-properties fo:margin-top="0.0402in" fo:margin-bottom="0.1in" loext:contextual-spacing="false"/>
      <style:text-properties style:font-name="Courier New" officeooo:rsid="0022040a" officeooo:paragraph-rsid="0022d630"/>
    </style:style>
    <style:style style:name="P38" style:family="paragraph" style:parent-style-name="Table_20_Contents">
      <style:paragraph-properties fo:margin-top="0.0402in" fo:margin-bottom="0.1in" loext:contextual-spacing="false"/>
      <style:text-properties officeooo:paragraph-rsid="0022d630"/>
    </style:style>
    <style:style style:name="P39" style:family="paragraph" style:parent-style-name="Table_20_Contents">
      <style:paragraph-properties fo:text-align="center" style:justify-single-word="false" fo:keep-with-next="always"/>
      <style:text-properties style:font-name="Courier New" fo:font-weight="bold" officeooo:rsid="0022d630" officeooo:paragraph-rsid="0022d630" style:font-weight-asian="bold" style:font-weight-complex="bold"/>
    </style:style>
    <style:style style:name="P40" style:family="paragraph" style:parent-style-name="Standard">
      <style:text-properties style:font-name="Courier New" officeooo:rsid="0022d630" officeooo:paragraph-rsid="0022d630"/>
    </style:style>
    <style:style style:name="P41" style:family="paragraph" style:parent-style-name="Standard">
      <style:text-properties fo:font-style="normal" officeooo:rsid="0022d630" officeooo:paragraph-rsid="0022d630" style:font-style-asian="normal" style:font-style-complex="normal"/>
    </style:style>
    <style:style style:name="P42" style:family="paragraph" style:parent-style-name="Standard">
      <style:paragraph-properties fo:margin-top="0.0598in" fo:margin-bottom="0.0598in" loext:contextual-spacing="false"/>
      <style:text-properties style:font-name="Courier New" officeooo:rsid="0022d630" officeooo:paragraph-rsid="0022d630"/>
    </style:style>
    <style:style style:name="P43" style:family="paragraph" style:parent-style-name="Standard" style:master-page-name="">
      <style:paragraph-properties fo:margin-top="0.1in" fo:margin-bottom="0.0598in" loext:contextual-spacing="false" style:page-number="auto" fo:keep-with-next="always"/>
      <style:text-properties fo:font-style="normal" officeooo:rsid="0022d630" officeooo:paragraph-rsid="0022d630" style:font-style-asian="normal" style:font-style-complex="normal"/>
    </style:style>
    <style:style style:name="P44" style:family="paragraph" style:parent-style-name="Standard">
      <style:paragraph-properties fo:margin-top="0.1in" fo:margin-bottom="0.0598in" loext:contextual-spacing="false"/>
      <style:text-properties fo:font-style="normal" officeooo:rsid="0022d630" officeooo:paragraph-rsid="0022d630" style:font-style-asian="normal" style:font-style-complex="normal"/>
    </style:style>
    <style:style style:name="P45" style:family="paragraph" style:parent-style-name="Standard">
      <style:paragraph-properties fo:margin-top="0.0598in" fo:margin-bottom="0in" loext:contextual-spacing="false"/>
      <style:text-properties fo:font-style="normal" officeooo:rsid="00211bd1" officeooo:paragraph-rsid="0022d630" style:font-style-asian="normal" style:font-style-complex="normal"/>
    </style:style>
    <style:style style:name="P46" style:family="paragraph" style:parent-style-name="Standard">
      <style:paragraph-properties fo:margin-top="0in" fo:margin-bottom="0.1in" loext:contextual-spacing="false"/>
      <style:text-properties officeooo:rsid="001a4e67" officeooo:paragraph-rsid="00258f8c"/>
    </style:style>
    <style:style style:name="P47" style:family="paragraph" style:parent-style-name="Table_20_Contents">
      <style:paragraph-properties fo:text-align="center" style:justify-single-word="false"/>
      <style:text-properties style:font-name="Courier New" fo:font-weight="bold" officeooo:rsid="0022d630" officeooo:paragraph-rsid="0022d630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Courier New" fo:font-weight="bold" officeooo:rsid="00258f8c" officeooo:paragraph-rsid="00258f8c" style:font-weight-asian="bold" style:font-weight-complex="bold"/>
    </style:style>
    <style:style style:name="P49" style:family="paragraph" style:parent-style-name="Heading_20_2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2d630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11bd1" style:font-style-asian="italic" style:font-style-complex="italic"/>
    </style:style>
    <style:style style:name="T7" style:family="text">
      <style:text-properties fo:font-style="italic" officeooo:rsid="0022d630" style:font-style-asian="italic" style:font-style-complex="italic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officeooo:rsid="001ab901" style:font-style-asian="normal" style:font-style-complex="normal"/>
    </style:style>
    <style:style style:name="T10" style:family="text">
      <style:text-properties fo:font-style="normal" style:text-underline-style="none" officeooo:rsid="001be1d5" style:font-style-asian="normal" style:font-style-complex="normal"/>
    </style:style>
    <style:style style:name="T11" style:family="text">
      <style:text-properties fo:font-style="normal" style:text-underline-style="none" officeooo:rsid="00211bd1" style:font-style-asian="normal" style:font-style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11bd1" style:font-style-asian="normal" style:font-style-complex="normal"/>
    </style:style>
    <style:style style:name="T14" style:family="text">
      <style:text-properties fo:font-style="normal" officeooo:rsid="002467e7" style:font-style-asian="normal" style:font-style-complex="normal"/>
    </style:style>
    <style:style style:name="T15" style:family="text">
      <style:text-properties fo:font-style="normal" officeooo:rsid="00258f8c" style:font-style-asian="normal" style:font-style-complex="normal"/>
    </style:style>
    <style:style style:name="T16" style:family="text">
      <style:text-properties fo:font-style="normal" style:text-underline-style="solid" style:text-underline-width="auto" style:text-underline-color="font-color" officeooo:rsid="00211bd1" style:font-style-asian="normal" style:font-style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be1d5" style:font-weight-asian="bold" style:font-weight-complex="bold"/>
    </style:style>
    <style:style style:name="T19" style:family="text">
      <style:text-properties style:font-name="Arial1"/>
    </style:style>
    <style:style style:name="T20" style:family="text">
      <style:text-properties style:font-name="Arial1" officeooo:rsid="0022040a"/>
    </style:style>
    <style:style style:name="T21" style:family="text">
      <style:text-properties officeooo:rsid="001a64da"/>
    </style:style>
    <style:style style:name="T22" style:family="text">
      <style:text-properties style:font-name="Courier New"/>
    </style:style>
    <style:style style:name="T23" style:family="text">
      <style:text-properties style:font-name="Courier New" officeooo:rsid="001a64da"/>
    </style:style>
    <style:style style:name="T24" style:family="text">
      <style:text-properties style:font-name="Courier New" fo:font-weight="bold" style:font-weight-asian="bold" style:font-weight-complex="bold"/>
    </style:style>
    <style:style style:name="T25" style:family="text">
      <style:text-properties style:font-name="Courier New" fo:font-weight="bold" officeooo:rsid="00211bd1" style:font-weight-asian="bold" style:font-weight-complex="bold"/>
    </style:style>
    <style:style style:name="T26" style:family="text">
      <style:text-properties style:font-name="Courier New" officeooo:rsid="00211bd1"/>
    </style:style>
    <style:style style:name="T27" style:family="text">
      <style:text-properties style:font-name="Courier New" fo:font-style="normal" style:font-style-asian="normal" style:font-style-complex="normal"/>
    </style:style>
    <style:style style:name="T28" style:family="text">
      <style:text-properties officeooo:rsid="001ab901"/>
    </style:style>
    <style:style style:name="T29" style:family="text">
      <style:text-properties officeooo:rsid="001be1d5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1be1d5" style:font-weight-asian="normal" style:font-weight-complex="normal"/>
    </style:style>
    <style:style style:name="T32" style:family="text">
      <style:text-properties fo:font-weight="normal" officeooo:rsid="00258f8c" style:font-weight-asian="normal" style:font-weight-complex="normal"/>
    </style:style>
    <style:style style:name="T33" style:family="text">
      <style:text-properties fo:font-weight="normal" officeooo:rsid="00211bd1" style:font-weight-asian="normal" style:font-weight-complex="normal"/>
    </style:style>
    <style:style style:name="T34" style:family="text">
      <style:text-properties officeooo:rsid="001dbd6c"/>
    </style:style>
    <style:style style:name="T35" style:family="text">
      <style:text-properties officeooo:rsid="00211bd1"/>
    </style:style>
    <style:style style:name="T36" style:family="text">
      <style:text-properties officeooo:rsid="0022040a"/>
    </style:style>
    <style:style style:name="T37" style:family="text">
      <style:text-properties officeooo:rsid="0022d630"/>
    </style:style>
    <style:style style:name="T38" style:family="text">
      <style:text-properties style:font-name="Liberation Mono" officeooo:rsid="002467e7"/>
    </style:style>
    <style:style style:name="T39" style:family="text">
      <style:text-properties officeooo:rsid="002467e7"/>
    </style:style>
    <style:style style:name="T40" style:family="text">
      <style:text-properties officeooo:rsid="00258f8c"/>
    </style:style>
    <style:style style:name="T41" style:family="text">
      <style:text-properties style:font-name="Arial1" officeooo:rsid="002204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2"><text:span text:style-name="T39">Python</text:span> <text:span text:style-name="T35">Review</text:span></text:h>
      <text:p text:style-name="P15">The <text:span text:style-name="T35">Python standard</text:span> for names and code formatting <text:span text:style-name="T40">is described in</text:span> "<text:a xlink:type="simple" xlink:href="https://realpython.com/python-pep8/" text:style-name="Internet_20_link" text:visited-style-name="Visited_20_Internet_20_Link">How to Write Beautiful Python Code with PEP8</text:a>" at RealPython.com. <text:s/><text:span text:style-name="T40">This is covered in class on Week 1.</text:span></text:p>
      <text:p text:style-name="P1"/>
      <text:p text:style-name="P46">1. Which of the following are acceptable names for a bank account <text:span text:style-name="T17">class, </text:span><text:span text:style-name="T30">according to </text:span><text:span text:style-name="T32">the </text:span><text:span text:style-name="T30">Python coding </text:span><text:span text:style-name="T33">standard</text:span>? <text:s/>Check all that are <text:span text:style-name="T36">acceptable.</text:span></text:p>
      <text:p text:style-name="P6"><text:span text:style-name="T37">[ ] </text:span><text:s/>Bankaccount</text:p>
      <text:p text:style-name="P6"><text:span text:style-name="T37">[ ] </text:span><text:s/>BankAccount</text:p>
      <text:p text:style-name="P6"><text:span text:style-name="T37">[ ] </text:span><text:s/>BankAcct</text:p>
      <text:p text:style-name="P6"><text:span text:style-name="T37">[ ] </text:span><text:s/>bankAccount</text:p>
      <text:p text:style-name="P6"><text:span text:style-name="T37">[ ] </text:span><text:s/><text:span text:style-name="T29">B</text:span>ank_<text:span text:style-name="T29">A</text:span>ccount</text:p>
      <text:p text:style-name="P6"><text:span text:style-name="T37">[ ] </text:span><text:s/>Account</text:p>
      <text:p text:style-name="P1"/>
      <text:p text:style-name="P1"><text:span text:style-name="T35">F</text:span>or the choice<text:span text:style-name="T28">s</text:span> you <text:span text:style-name="T1">did not</text:span><text:span text:style-name="T2"> select, why are they not good names?</text:span></text:p>
      <text:p text:style-name="P11"/>
      <text:p text:style-name="P11"/>
      <text:p text:style-name="P12">2. If we have a class named <text:span text:style-name="T38">ScoreBoard</text:span> and the code is saved in a file by itself, what should be the name of the file? <text:s/>Use correct case of letters.</text:p>
      <text:p text:style-name="P12"/>
      <text:p text:style-name="P12"/>
      <text:p text:style-name="P21"><text:span text:style-name="T37">3</text:span>. <text:span text:style-name="T28">B</text:span>ank account has a<text:span text:style-name="T28">n attribute for the</text:span> <text:span text:style-name="T17">name</text:span> <text:span text:style-name="T28">of the account</text:span>. <text:s/><text:span text:style-name="T36">What should be the name of this attribute, according to</text:span> the Python <text:span text:style-name="T29">naming convention</text:span>?</text:p>
      <text:p text:style-name="P7"><text:span text:style-name="T37">[ ]</text:span> accountName</text:p>
      <text:p text:style-name="P7"><text:span text:style-name="T37">[ ]</text:span> <text:span text:style-name="T36">A</text:span>ccount<text:span text:style-name="T36">N</text:span>ame</text:p>
      <text:p text:style-name="P7"><text:span text:style-name="T37">[ ]</text:span> account_name</text:p>
      <text:p text:style-name="P7"><text:span text:style-name="T37">[ ]</text:span> acct_name</text:p>
      <text:p text:style-name="P11"/>
      <text:p text:style-name="P1"><text:span text:style-name="T3">4</text:span><text:span text:style-name="T2">. A bank account has a </text:span><text:span text:style-name="T4">constructor</text:span><text:span text:style-name="T8"> for creating new instance</text:span><text:span text:style-name="T10">s</text:span><text:span text:style-name="T8"> (object</text:span><text:span text:style-name="T10">s</text:span><text:span text:style-name="T8">). <text:s/></text:span><text:span text:style-name="T9">(a) </text:span><text:span text:style-name="T8">Fix </text:span><text:span text:style-name="T10">an</text:span><text:span text:style-name="T8"> error in this constructor, and </text:span><text:span text:style-name="T9">(b) </text:span><text:span text:style-name="T8">complete the code:</text:span></text:p>
      <text:p text:style-name="P13"/>
      <text:p text:style-name="Code">def __init__( <text:s/>name):</text:p>
      <text:p text:style-name="Code"><text:s text:c="4"/># TODO write code to save the account name <text:span text:style-name="T36">(name)</text:span></text:p>
      <text:p text:style-name="Code"><text:s text:c="4"/># a<text:span text:style-name="T36">s an attribute.</text:span></text:p>
      <text:p text:style-name="Code"/>
      <text:p text:style-name="Code"/>
      <text:p text:style-name="Code"/>
      <text:p text:style-name="Standard"/>
      <text:p text:style-name="P1"><text:span text:style-name="T37">5</text:span>. <text:span text:style-name="T21">Write a Python statement to create a new bank account with the name "SKE". <text:s/>Assign the object to variable <text:s/></text:span><text:span text:style-name="T23">account1</text:span><text:span text:style-name="T21">.</text:span></text:p>
      <text:p text:style-name="P1"/>
      <text:p text:style-name="P1"/>
      <text:p text:style-name="P1"/>
      <text:p text:style-name="P24"><text:span text:style-name="T37">6</text:span>. Bank account has a method to <text:span text:style-name="T5">change</text:span> the account name. <text:s/>What should be the name of this method, according to the Python naming convention?</text:p>
      <text:p text:style-name="P4"><text:span text:style-name="T3">[ ]</text:span> SetAccountName</text:p>
      <text:p text:style-name="P4"><text:span text:style-name="T3">[ ]</text:span> setAccountName</text:p>
      <text:p text:style-name="P4"><text:span text:style-name="T3">[ ]</text:span> setaccountname</text:p>
      <text:p text:style-name="P4"><text:span text:style-name="T3">[ ]</text:span> set_account_name</text:p>
      <text:p text:style-name="P4"><text:span text:style-name="T3">[ ]</text:span> Account_name</text:p>
      <text:p text:style-name="P3"/>
      <text:p text:style-name="P8"><text:soft-page-break/></text:p>
      <text:p text:style-name="P9"><text:span text:style-name="T37">7</text:span>. <text:span text:style-name="T29">Write one statement to </text:span>change all the <text:span text:style-name="T34">occurrences</text:span> of "duck" to "cat" <text:span text:style-name="T29">and assign the result to variable </text:span><text:span text:style-name="T31">s2. U</text:span><text:span text:style-name="T30">se</text:span> the <text:span text:style-name="T19">replace</text:span> method<text:span text:style-name="T28">.</text:span> <text:s/><text:span text:style-name="T37">For help, start a </text:span>Python interactive <text:span text:style-name="T28">interpreter and</text:span> enter <text:span text:style-name="T19">help(str.replace)</text:span>.</text:p>
      <text:p text:style-name="P8"/>
      <text:p text:style-name="P19">s = "If it walks like a duck and sounds like a duck, then it's a duck."</text:p>
      <text:p text:style-name="Code"># <text:span text:style-name="T17">TODO</text:span> replace "duck" with "cat" <text:span text:style-name="T29">in </text:span><text:span text:style-name="T18">s</text:span>, assign the result to variable <text:span text:style-name="T17">s2</text:span></text:p>
      <text:p text:style-name="Code"/>
      <text:p text:style-name="Code"/>
      <text:p text:style-name="P8"/>
      <text:p text:style-name="P8"><text:span text:style-name="T37">8</text:span>. When you <text:span text:style-name="T35">invoke</text:span> <text:span text:style-name="T24">s.replace(...)</text:span> does it change the string that <text:span text:style-name="T24">s</text:span> refers to? (yes or no)</text:p>
      <text:p text:style-name="P8"><text:s text:c="4"/>____</text:p>
      <text:p text:style-name="P8"/>
      <text:p text:style-name="P10"><text:span text:style-name="T37">9</text:span>. In the <text:span text:style-name="T24">str</text:span> (String) class, what method<text:span text:style-name="T28">(s)</text:span> <text:span text:style-name="T1">modify</text:span> an existing string? <text:s/>That is, they change a<text:span text:style-name="T28">n existing</text:span> string in memory instead of creating and returning a new string.</text:p>
      <text:p text:style-name="P10"/>
      <text:p text:style-name="P10"/>
      <text:p text:style-name="P8"/>
      <text:p text:style-name="P22"><text:span text:style-name="T37">10</text:span>. Some of the string method names start and end with __ <text:span text:style-name="T34">(double underscore, </text:span><text:span text:style-name="T7">aka</text:span><text:span text:style-name="T34"> "dunder")</text:span>, such as:</text:p>
      <text:p text:style-name="P2"><text:s text:c="3"/>__add__</text:p>
      <text:p text:style-name="P2"><text:s text:c="3"/>__eq__</text:p>
      <text:p text:style-name="P2"><text:s text:c="3"/>__gt__</text:p>
      <text:p text:style-name="P23"><text:s text:c="3"/>__len__</text:p>
      <text:p text:style-name="P22"><text:s text:c="3"/>What does th<text:span text:style-name="T34">e double underscore in the method name </text:span>signify?</text:p>
      <text:p text:style-name="P8"><text:s text:c="2"/>[ <text:s text:c="2"/>] These methods are inherited from the object class.</text:p>
      <text:p text:style-name="P8"><text:s text:c="2"/>[ <text:s text:c="2"/>] The programmer should not <text:span text:style-name="T28">invoke</text:span> these methods directly, except in special situations.</text:p>
      <text:p text:style-name="P8"><text:s text:c="2"/>[ <text:s text:c="2"/>] These are "final" methods. That is, a subclass cannot <text:span text:style-name="T34">override</text:span> them.</text:p>
      <text:p text:style-name="P8"><text:s text:c="2"/>[ <text:s text:c="2"/>] These methods come from Python <text:span text:style-name="T28">version </text:span>2.</text:p>
      <text:p text:style-name="P16"><text:s text:c="2"/>[ <text:s text:c="2"/>] No special meaning, <text:span text:style-name="T36">it's </text:span>just a programming style.</text:p>
      <text:p text:style-name="P25"><text:span text:style-name="T19">Python Jargon</text:span>: <text:s/>methods like __eq__, __len__, __gt__ are called <text:span text:style-name="T5">Magic Methods.</text:span></text:p>
      <text:p text:style-name="P17">11. <text:s/>Suppose we have a class named Person with a name attribute and we create some Person objects like this:</text:p>
      <text:p text:style-name="P5"><text:s text:c="4"/>bird = Person("Nok")</text:p>
      <text:p text:style-name="P5"><text:s text:c="4"/>cat = Person("Maew")</text:p>
      <text:p text:style-name="P17">If we write <text:s/></text:p>
      <text:p text:style-name="P42"><text:s text:c="4"/>bird == cat</text:p>
      <text:p text:style-name="P17">Python will invoke <text:s/><text:span text:style-name="T22">bird.__eq__(cat)</text:span>. <text:s text:c="2"/>What will happen if we do <text:span text:style-name="T1">not</text:span> write an <text:span text:style-name="T22">__eq__</text:span> method in the Person class but in code we write <text:s/><text:span text:style-name="T22">bird == cat</text:span>? <text:s/>Choose the correct answer:</text:p>
      <text:p text:style-name="P26"><text:s text:c="2"/>[ <text:s/>] An error occurs</text:p>
      <text:p text:style-name="P26"><text:s text:c="2"/>[ <text:s/>] It returns False</text:p>
      <text:p text:style-name="P26"><text:s text:c="2"/>[ <text:s/>] Python will compare objects using their id instead, like <text:span text:style-name="T22">id(bird) == id(cat)</text:span></text:p>
      <text:p text:style-name="P26"><text:s text:c="2"/>[ <text:s/>] Python will invoke __eq__ from the superclass of Person.</text:p>
      <text:p text:style-name="P26"><text:span text:style-name="T19">Python Jargon:</text:span> <text:s/>This is why <text:span text:style-name="T22">__eq__</text:span> is called a <text:span text:style-name="T5">Magic Method</text:span><text:span text:style-name="T12">. <text:s/>When you write </text:span><text:span text:style-name="T27">a == b</text:span><text:span text:style-name="T12">, Python </text:span><text:span text:style-name="T5">magically </text:span><text:span text:style-name="T12">translates it into </text:span><text:span text:style-name="T27">a.__eq__(b)</text:span><text:span text:style-name="T12">.</text:span></text:p>
      <text:p text:style-name="P43"/>
      <text:p text:style-name="P44"/>
      <text:p text:style-name="P44"/>
      <text:p text:style-name="P44"><text:soft-page-break/></text:p>
      <text:p text:style-name="P30"><text:span text:style-name="T12">12. For each of </text:span><text:span text:style-name="T15">the </text:span><text:span text:style-name="T12">following code snippets, what </text:span><text:span text:style-name="T5">magic method</text:span><text:span text:style-name="T12"> does Python invoke? <text:s/><text:line-break/> <text:s text:c="5"/>The answer for "a == b" is given as </text:span><text:span text:style-name="T14">an </text:span><text:span text:style-name="T12">example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3">Your Code contains</text:p>
          </table:table-cell>
          <table:table-cell table:style-name="Table2.B1" office:value-type="string">
            <text:p text:style-name="P33">Python invokes</text:p>
          </table:table-cell>
        </table:table-row>
        <table:table-row>
          <table:table-cell table:style-name="Table2.A2" office:value-type="string">
            <text:p text:style-name="P34">a == b</text:p>
          </table:table-cell>
          <table:table-cell table:style-name="Table2.B2" office:value-type="string">
            <text:p text:style-name="P35">a.__eq__(b)</text:p>
          </table:table-cell>
        </table:table-row>
        <table:table-row>
          <table:table-cell table:style-name="Table2.A2" office:value-type="string">
            <text:p text:style-name="P34">a &gt; b</text:p>
          </table:table-cell>
          <table:table-cell table:style-name="Table2.B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39">len(a)</text:p>
          </table:table-cell>
          <table:table-cell table:style-name="Table2.B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34">str(a)</text:p>
          </table:table-cell>
          <table:table-cell table:style-name="Table2.B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48">a + b</text:p>
          </table:table-cell>
          <table:table-cell table:style-name="Table2.B2" office:value-type="string">
            <text:p text:style-name="P34"/>
          </table:table-cell>
        </table:table-row>
      </table:table>
      <text:p text:style-name="P31">1<text:span text:style-name="T39">3</text:span>. <text:s/><text:span text:style-name="T35">The </text:span><text:span text:style-name="T25">open(filename)</text:span><text:span text:style-name="T35"> function opens a file and returns a file handle. <text:s/>If the file (filename) does not exist, open raises a </text:span><text:span text:style-name="T26">FileNotFoundError</text:span><text:span text:style-name="T35">. <text:s text:c="2"/>Write code to </text:span><text:span text:style-name="T6">catch</text:span><text:span text:style-name="T13"> this exception and print "{filename} not found". <text:s/>You should print the </text:span><text:span text:style-name="T16">actual</text:span><text:span text:style-name="T11"> filename, not the word "filename".</text:span></text:p>
      <text:p text:style-name="P14"/>
      <text:p text:style-name="P20">filename = "foo"</text:p>
      <text:p text:style-name="P20"/>
      <text:p text:style-name="P20"><text:s text:c="4"/>f = open(filename)</text:p>
      <text:p text:style-name="P20"/>
      <text:p text:style-name="P20"/>
      <text:p text:style-name="P20"/>
      <text:p text:style-name="P18"/>
      <text:p text:style-name="P18">1<text:span text:style-name="T39">4</text:span>. Two common exception types are <text:span text:style-name="T19">ValueError</text:span> and <text:span text:style-name="T19">TypeError</text:span>. <text:s/><text:span text:style-name="T20">ValueError</text:span><text:span text:style-name="T36"> means an illegal value was used for a parameter, <text:s/></text:span><text:span text:style-name="T20">TypeError</text:span><text:span text:style-name="T36"> means in incorrect data type for the value of a parameter.</text:span></text:p>
      <text:p text:style-name="P27">Using functions in the Python API, <text:span text:style-name="T36">give an example of code th</text:span>at will throw each of these exceptions. <text:s/></text:p>
      <text:p text:style-name="P18"><text:span text:style-name="T39">Check</text:span> your example in the Python interpreter -- there is no excuse for getting this wrong. <text:s/></text:p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>Exception</text:p>
          </table:table-cell>
          <table:table-cell table:style-name="Table1.B1" office:value-type="string">
            <text:p text:style-name="P36">Example <text:span text:style-name="T37">Python </text:span>statement that will cause this exception</text:p>
          </table:table-cell>
        </table:table-row>
        <table:table-row>
          <table:table-cell table:style-name="Table1.A2" office:value-type="string">
            <text:p text:style-name="P37">TypeError</text:p>
          </table:table-cell>
          <table:table-cell table:style-name="Table1.B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7">ValueError</text:p>
          </table:table-cell>
          <table:table-cell table:style-name="Table1.B2" office:value-type="string">
            <text:p text:style-name="P38"/>
          </table:table-cell>
        </table:table-row>
      </table:table>
      <text:p text:style-name="P45"/>
      <text:p text:style-name="P29">15. Write the name of these 3 <text:span text:style-name="T5">Fundamental Characteristics of Object-Oriented Programming</text:span><text:span text:style-name="T12">. <text:s/>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P32">An object can contain both attributes and methods that operate on those attributes. <text:s/>It can hide details of how it is implemented, including some attributes.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P32">We can invoke the same method on many different kinds of objects, without knowing or caring which class of object will perform the method. <text:line-break/>This enables different kinds of objects to be used interchangeably.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P32">A class can automatically use all methods from its parent class.</text:p>
            <text:p text:style-name="P28">For example, if SavingAccount is a subclass of BankAccount, then SavingAccount automatically has the deposit() method from the BankAccount class.</text:p>
          </table:table-cell>
        </table:table-row>
      </table:table>
      <text:p text:style-name="P41"/>
      <text:p text:style-name="P1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Code" style:family="paragraph" style:parent-style-name="Standard">
      <style:paragraph-properties fo:padding="0.0201in" fo:border="0.06pt solid #000000" style:shadow="none"/>
      <style:text-properties style:font-name="Courier New" fo:font-family="'Courier New'" style:font-family-generic="modern" style:font-pitch="fixed" officeooo:rsid="001a4e67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8T12:50:23.209935200</meta:creation-date>
    <dc:date>2021-08-05T12:05:30.890719530</dc:date>
    <meta:editing-duration>PT5H20M20S</meta:editing-duration>
    <meta:editing-cycles>12</meta:editing-cycles>
    <meta:generator>LibreOffice/6.0.7.3$Linux_X86_64 LibreOffice_project/00m0$Build-3</meta:generator>
    <meta:document-statistic meta:table-count="3" meta:image-count="0" meta:object-count="0" meta:page-count="3" meta:paragraph-count="81" meta:word-count="862" meta:character-count="5002" meta:non-whitespace-character-count="4094"/>
  </office:meta>
</office:document-meta>
</file>